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2174" calcext:value-type="float">
            <text:p>2,72174</text:p>
          </table:table-cell>
          <table:table-cell office:value-type="float" office:value="0" calcext:value-type="float">
            <text:p>0</text:p>
          </table:table-cell>
          <table:table-cell office:value-type="float" office:value="1.94816" calcext:value-type="float">
            <text:p>1,94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8746" calcext:value-type="float">
            <text:p>0,388746</text:p>
          </table:table-cell>
          <table:table-cell office:value-type="float" office:value="0.389169" calcext:value-type="float">
            <text:p>0,389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88942" calcext:value-type="float">
            <text:p>0,388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90236" calcext:value-type="float">
            <text:p>0,390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983" calcext:value-type="float">
            <text:p>0,38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89108" calcext:value-type="float">
            <text:p>0,389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972" calcext:value-type="float">
            <text:p>0,38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389128" calcext:value-type="float">
            <text:p>0,389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88982" calcext:value-type="float">
            <text:p>0,388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89106" calcext:value-type="float">
            <text:p>0,389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5228" calcext:value-type="float">
            <text:p>0,385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9988" calcext:value-type="float">
            <text:p>0,389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89728" calcext:value-type="float">
            <text:p>0,389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77798" calcext:value-type="float">
            <text:p>0,7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90204" calcext:value-type="float">
            <text:p>0,390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8899" calcext:value-type="float">
            <text:p>0,38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388772" calcext:value-type="float">
            <text:p>0,388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388739" calcext:value-type="float">
            <text:p>0,388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388659" calcext:value-type="float">
            <text:p>0,388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388986" calcext:value-type="float">
            <text:p>0,388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388884" calcext:value-type="float">
            <text:p>0,388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388632" calcext:value-type="float">
            <text:p>0,388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798" calcext:value-type="float">
            <text:p>0,388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389238" calcext:value-type="float">
            <text:p>0,389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388792" calcext:value-type="float">
            <text:p>0,388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388898" calcext:value-type="float">
            <text:p>0,388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388974" calcext:value-type="float">
            <text:p>0,388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389312" calcext:value-type="float">
            <text:p>0,389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388799" calcext:value-type="float">
            <text:p>0,38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90236" calcext:value-type="float">
            <text:p>0,390236</text:p>
          </table:table-cell>
          <table:table-cell office:value-type="float" office:value="0.388641" calcext:value-type="float">
            <text:p>0,388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88858" calcext:value-type="float">
            <text:p>0,388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388787" calcext:value-type="float">
            <text:p>0,388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389062" calcext:value-type="float">
            <text:p>0,389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008" calcext:value-type="float">
            <text:p>0,39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388879" calcext:value-type="float">
            <text:p>0,38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388724" calcext:value-type="float">
            <text:p>0,388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388949" calcext:value-type="float">
            <text:p>0,38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388699" calcext:value-type="float">
            <text:p>0,388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388702" calcext:value-type="float">
            <text:p>0,388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80411" calcext:value-type="float">
            <text:p>0,780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389004" calcext:value-type="float">
            <text:p>0,389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388742" calcext:value-type="float">
            <text:p>0,388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003" calcext:value-type="float">
            <text:p>0,39003</text:p>
          </table:table-cell>
          <table:table-cell office:value-type="float" office:value="0.389456" calcext:value-type="float">
            <text:p>0,389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388949" calcext:value-type="float">
            <text:p>0,38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389017" calcext:value-type="float">
            <text:p>0,389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388654" calcext:value-type="float">
            <text:p>0,38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388926" calcext:value-type="float">
            <text:p>0,388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0.388987" calcext:value-type="float">
            <text:p>0,388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389094" calcext:value-type="float">
            <text:p>0,389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388866" calcext:value-type="float">
            <text:p>0,388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9984" calcext:value-type="float">
            <text:p>0,389984</text:p>
          </table:table-cell>
          <table:table-cell office:value-type="float" office:value="0.388742" calcext:value-type="float">
            <text:p>0,388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388695" calcext:value-type="float">
            <text:p>0,388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388626" calcext:value-type="float">
            <text:p>0,388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7004" calcext:value-type="float">
            <text:p>0,377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068036825" calcext:value-type="float">
            <text:p>0,068036825</text:p>
          </table:table-cell>
          <table:table-cell table:formula="of:=SUM([.C2:.C121])/120" office:value-type="float" office:value="0.142596033333333" calcext:value-type="float">
            <text:p>0,142596033333333</text:p>
          </table:table-cell>
          <table:table-cell table:formula="of:=SUM([.D2:.D121])/120" office:value-type="float" office:value="0.0194777416666667" calcext:value-type="float">
            <text:p>0,01947774166666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0.780411" calcext:value-type="float">
            <text:p>0,780411</text:p>
          </table:table-cell>
          <table:table-cell table:formula="of:=MAX([.C2:.C121])" office:value-type="float" office:value="0.77798" calcext:value-type="float">
            <text:p>0,77798</text:p>
          </table:table-cell>
          <table:table-cell table:formula="of:=MAX([.D2:.D121])" office:value-type="float" office:value="1.94816" calcext:value-type="float">
            <text:p>1,948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8:51:02.0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8:53:17.983000000</dc:date>
    <meta:editing-duration>PT29M23S</meta:editing-duration>
    <meta:editing-cycles>11</meta:editing-cycles>
    <meta:document-statistic meta:table-count="1" meta:cell-count="495" meta:object-count="0"/>
  </office:meta>
</office:document-meta>
</file>